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6" style:family="table-cell" style:parent-style-name="Default" style:data-style-name="N20109"/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20109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3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.º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5" office:value-type="string" calcext:value-type="string">
            <text:p>Tiempo para Vectores locales</text:p>
          </table:table-cell>
          <table:table-cell table:style-name="ce5" office:value-type="string" calcext:value-type="string">
            <text:p>Tiempo para Vectores globales</text:p>
          </table:table-cell>
          <table:table-cell table:style-name="ce5" office:value-type="string" calcext:value-type="string">
            <text:p>Tiempo para Vectores dinámicos</text:p>
          </table:table-cell>
          <table:table-cell/>
          <table:table-cell table:style-name="ce1" table:number-columns-repeated="2"/>
          <table:table-cell table:style-name="ce5" table:number-columns-repeated="3"/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[.A2]*4" office:value-type="float" office:value="262144" calcext:value-type="float">
            <text:p>262144</text:p>
          </table:table-cell>
          <table:table-cell table:style-name="ce6" office:value-type="float" office:value="0.000346733" calcext:value-type="float">
            <text:p>0.000346733</text:p>
          </table:table-cell>
          <table:table-cell table:style-name="ce6" office:value-type="float" office:value="0.000360239" calcext:value-type="float">
            <text:p>0.000360239</text:p>
          </table:table-cell>
          <table:table-cell table:style-name="ce6" office:value-type="float" office:value="0.000357781" calcext:value-type="float">
            <text:p>0.000357781</text:p>
          </table:table-cell>
          <table:table-cell table:number-columns-repeated="6"/>
        </table:table-row>
        <table:table-row table:style-name="ro2">
          <table:table-cell table:style-name="ce3" office:value-type="float" office:value="131072" calcext:value-type="float">
            <text:p>131072</text:p>
          </table:table-cell>
          <table:table-cell table:formula="of:=[.A3]*4" office:value-type="float" office:value="524288" calcext:value-type="float">
            <text:p>524288</text:p>
          </table:table-cell>
          <table:table-cell table:style-name="ce6" office:value-type="float" office:value="0.000695221" calcext:value-type="float">
            <text:p>0.000695221</text:p>
          </table:table-cell>
          <table:table-cell table:style-name="ce6" office:value-type="float" office:value="0.000721298" calcext:value-type="float">
            <text:p>0.000721298</text:p>
          </table:table-cell>
          <table:table-cell table:style-name="ce6" office:value-type="float" office:value="0.000715588" calcext:value-type="float">
            <text:p>0.000715588</text:p>
          </table:table-cell>
          <table:table-cell table:number-columns-repeated="6"/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[.A4]*4" office:value-type="float" office:value="1048576" calcext:value-type="float">
            <text:p>1048576</text:p>
          </table:table-cell>
          <table:table-cell table:style-name="ce6" office:value-type="float" office:value="0.001141344" calcext:value-type="float">
            <text:p>0.001141344</text:p>
          </table:table-cell>
          <table:table-cell table:style-name="ce6" office:value-type="float" office:value="0.001396334" calcext:value-type="float">
            <text:p>0.001396334</text:p>
          </table:table-cell>
          <table:table-cell table:style-name="ce6" office:value-type="float" office:value="0.001460844" calcext:value-type="float">
            <text:p>0.001460844</text:p>
          </table:table-cell>
          <table:table-cell table:number-columns-repeated="6"/>
        </table:table-row>
        <table:table-row table:style-name="ro2">
          <table:table-cell table:style-name="ce3" office:value-type="float" office:value="524288" calcext:value-type="float">
            <text:p>524288</text:p>
          </table:table-cell>
          <table:table-cell table:formula="of:=[.A5]*4" office:value-type="float" office:value="2097152" calcext:value-type="float">
            <text:p>2097152</text:p>
          </table:table-cell>
          <table:table-cell office:value-type="string" calcext:value-type="string">
            <text:p>N/A</text:p>
          </table:table-cell>
          <table:table-cell office:value-type="float" office:value="0.001711256" calcext:value-type="float">
            <text:p>0.001711256</text:p>
          </table:table-cell>
          <table:table-cell office:value-type="float" office:value="0.001944502" calcext:value-type="float">
            <text:p>0.001944502</text:p>
          </table:table-cell>
          <table:table-cell table:number-columns-repeated="6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[.A6]*4" office:value-type="float" office:value="4194304" calcext:value-type="float">
            <text:p>4194304</text:p>
          </table:table-cell>
          <table:table-cell office:value-type="string" calcext:value-type="string">
            <text:p>N/A</text:p>
          </table:table-cell>
          <table:table-cell office:value-type="float" office:value="0.003479026" calcext:value-type="float">
            <text:p>0.003479026</text:p>
          </table:table-cell>
          <table:table-cell office:value-type="float" office:value="0.003987225" calcext:value-type="float">
            <text:p>0.003987225</text:p>
          </table:table-cell>
          <table:table-cell table:number-columns-repeated="6"/>
        </table:table-row>
        <table:table-row table:style-name="ro2">
          <table:table-cell table:style-name="ce3" office:value-type="float" office:value="2097152" calcext:value-type="float">
            <text:p>2097152</text:p>
          </table:table-cell>
          <table:table-cell table:formula="of:=[.A7]*4" office:value-type="float" office:value="8388608" calcext:value-type="float">
            <text:p>8388608</text:p>
          </table:table-cell>
          <table:table-cell office:value-type="string" calcext:value-type="string">
            <text:p>N/A</text:p>
          </table:table-cell>
          <table:table-cell office:value-type="float" office:value="0.00656311" calcext:value-type="float">
            <text:p>0.006563110</text:p>
          </table:table-cell>
          <table:table-cell office:value-type="float" office:value="0.0071809" calcext:value-type="float">
            <text:p>0.007180900</text:p>
          </table:table-cell>
          <table:table-cell table:number-columns-repeated="6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[.A8]*4" office:value-type="float" office:value="16777216" calcext:value-type="float">
            <text:p>16777216</text:p>
          </table:table-cell>
          <table:table-cell office:value-type="string" calcext:value-type="string">
            <text:p>N/A</text:p>
          </table:table-cell>
          <table:table-cell office:value-type="float" office:value="0.013116175" calcext:value-type="float">
            <text:p>0.013116175</text:p>
          </table:table-cell>
          <table:table-cell office:value-type="float" office:value="0.013838647" calcext:value-type="float">
            <text:p>0.013838647</text:p>
          </table:table-cell>
          <table:table-cell table:number-columns-repeated="6"/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table:formula="of:=[.A9]*4" office:value-type="float" office:value="33554432" calcext:value-type="float">
            <text:p>33554432</text:p>
          </table:table-cell>
          <table:table-cell office:value-type="string" calcext:value-type="string">
            <text:p>N/A</text:p>
          </table:table-cell>
          <table:table-cell office:value-type="float" office:value="0.026122222" calcext:value-type="float">
            <text:p>0.026122222</text:p>
          </table:table-cell>
          <table:table-cell office:value-type="float" office:value="0.027064511" calcext:value-type="float">
            <text:p>0.027064511</text:p>
          </table:table-cell>
          <table:table-cell table:number-columns-repeated="6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[.A10]*4" office:value-type="float" office:value="67108864" calcext:value-type="float">
            <text:p>67108864</text:p>
          </table:table-cell>
          <table:table-cell office:value-type="string" calcext:value-type="string">
            <text:p>N/A</text:p>
          </table:table-cell>
          <table:table-cell office:value-type="float" office:value="0.052149479" calcext:value-type="float">
            <text:p>0.052149479</text:p>
          </table:table-cell>
          <table:table-cell office:value-type="float" office:value="0.05334481" calcext:value-type="float">
            <text:p>0.053344810</text:p>
          </table:table-cell>
          <table:table-cell table:number-columns-repeated="6"/>
        </table:table-row>
        <table:table-row table:style-name="ro2">
          <table:table-cell table:style-name="ce3" office:value-type="float" office:value="33554432" calcext:value-type="float">
            <text:p>33554432</text:p>
          </table:table-cell>
          <table:table-cell table:formula="of:=[.A11]*4" office:value-type="float" office:value="134217728" calcext:value-type="float">
            <text:p>134217728</text:p>
          </table:table-cell>
          <table:table-cell office:value-type="string" calcext:value-type="string">
            <text:p>N/A</text:p>
          </table:table-cell>
          <table:table-cell office:value-type="float" office:value="0.105018997" calcext:value-type="float">
            <text:p>0.105018997</text:p>
          </table:table-cell>
          <table:table-cell office:value-type="float" office:value="0.108556102" calcext:value-type="float">
            <text:p>0.108556102</text:p>
          </table:table-cell>
          <table:table-cell table:number-columns-repeated="6"/>
        </table:table-row>
        <table:table-row table:style-name="ro2">
          <table:table-cell table:style-name="ce4" office:value-type="float" office:value="67108864" calcext:value-type="float">
            <text:p>67108864</text:p>
          </table:table-cell>
          <table:table-cell table:formula="of:=[.A12]*4" office:value-type="float" office:value="268435456" calcext:value-type="float">
            <text:p>268435456</text:p>
          </table:table-cell>
          <table:table-cell office:value-type="string" calcext:value-type="string">
            <text:p>N/A</text:p>
          </table:table-cell>
          <table:table-cell office:value-type="float" office:value="0.102864405" calcext:value-type="float">
            <text:p>0.102864405</text:p>
          </table:table-cell>
          <table:table-cell office:value-type="float" office:value="0.207190026" calcext:value-type="float">
            <text:p>0.2071900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0" loext:min-decimal-places="10" number:min-integer-digits="1" number:grouping="true"/>
    </number:number-style>
    <number:number-style style:name="N10112" number:language="en" number:country="GB">
      <number:number number:decimal-places="9" loext:min-decimal-places="9" number:min-integer-digits="1" number:grouping="true"/>
    </number:number-style>
    <number:number-style style:name="N20109" number:language="en" number:country="AU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1:39:51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7:30.858466821</meta:creation-date>
    <dc:date>2020-03-02T21:40:00.484000000</dc:date>
    <meta:editing-duration>PT5M28S</meta:editing-duration>
    <meta:editing-cycles>2</meta:editing-cycles>
    <meta:generator>LibreOffice/6.0.5.2$Windows_X86_64 LibreOffice_project/54c8cbb85f300ac59db32fe8a675ff7683cd5a16</meta:generator>
    <meta:document-statistic meta:table-count="1" meta:cell-count="60" meta:object-count="0"/>
  </office:meta>
</office:document-meta>
</file>